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/>
    <style:font-face style:name="等线 Light" svg:font-family="'等线 Ligh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4.394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4.581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4.581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4.581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3.4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3.4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.035cm" svg:stroke-color="#000000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8.006cm" fo:min-width="12.201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dash" draw:stroke-dash="Long_20_Dash" svg:stroke-width="0.035cm" svg:stroke-color="#000000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8.006cm" fo:min-width="5.216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 style:list-style-name="L3">
      <style:graphic-properties draw:stroke="dash" draw:stroke-dash="Long_20_Dash" svg:stroke-width="0.035cm" svg:stroke-color="#000000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6.31cm" fo:min-width="10.434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325490" draw:stroke-linejoin="miter" svg:stroke-linecap="butt" draw:fill="solid" draw:fill-color="#4472c4" draw:textarea-horizontal-align="justify" draw:textarea-vertical-align="middle" draw:auto-grow-height="false" draw:fit-to-size="false" style:shrink-to-fit="false" fo:min-height="1.69cm" fo:min-width="4.398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4.394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4.394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3.946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3.4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18" style:family="graphic" style:parent-style-name="standard">
      <style:graphic-properties draw:stroke="solid" svg:stroke-width="0cm" svg:stroke-color="#4472c4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3.946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3.4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1.69cm" fo:min-width="3.4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pr1" style:family="presentation" style:parent-style-name="Default-notes">
      <style:graphic-properties draw:fill-color="#ffffff" fo:min-height="15.626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4.8999996185303pt"/>
    </style:style>
    <style:style style:name="P2" style:family="paragraph">
      <loext:graphic-properties draw:fill="solid" draw:fill-color="#ed7d31"/>
      <style:paragraph-properties fo:margin-top="0cm" fo:margin-bottom="0cm" fo:line-height="100%" fo:text-align="center" style:font-independent-line-spacing="true"/>
      <style:text-properties fo:font-size="14.8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line-height="100%" fo:text-align="start"/>
      <style:text-properties fo:font-size="14.8999996185303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4.8999996185303pt"/>
    </style:style>
    <style:style style:name="P6" style:family="paragraph">
      <loext:graphic-properties draw:fill-color="#ffffff"/>
      <style:text-properties fo:font-size="23.3999996185303pt"/>
    </style:style>
    <style:style style:name="P7" style:family="paragraph">
      <loext:graphic-properties draw:fill="solid" draw:fill-color="#4472c4"/>
      <style:paragraph-properties fo:margin-top="0cm" fo:margin-bottom="0cm" fo:line-height="100%" fo:text-align="center" style:font-independent-line-spacing="true"/>
      <style:text-properties fo:font-size="14.899999618530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normal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normal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2.3 研发部服务器&amp;网络概况 (2)" draw:style-name="dp1" draw:master-page-name="Default" presentation:use-date-time-name="dtd1">
        <draw:custom-shape draw:name="矩形 12" draw:style-name="gr1" draw:text-style-name="P2" draw:layer="layout" svg:width="4.893cm" svg:height="1.939cm" svg:x="10.893cm" svg:y="3.844cm">
          <text:p text:style-name="P1"><text:span text:style-name="T1">nic5.ana</text:span></text:p>
          <text:p text:style-name="P1"><text:span text:style-name="T1">(ivpn-serv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3" draw:style-name="gr2" draw:text-style-name="P2" draw:layer="layout" svg:width="5.08cm" svg:height="1.939cm" svg:x="4.356cm" svg:y="8.255cm">
          <text:p text:style-name="P1"><text:span text:style-name="T1">m1.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3" draw:text-style-name="P2" draw:layer="layout" svg:width="5.08cm" svg:height="1.939cm" svg:x="4.356cm" svg:y="3.844cm">
          <text:p text:style-name="P1"><text:span text:style-name="T1">nic1.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6" draw:style-name="gr4" draw:text-style-name="P2" draw:layer="layout" svg:width="5.08cm" svg:height="1.939cm" svg:x="10.706cm" svg:y="8.255cm">
          <text:p text:style-name="P1"><text:span text:style-name="T1">m2.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8" draw:style-name="gr5" draw:text-style-name="P2" draw:layer="layout" svg:width="3.899cm" svg:height="1.939cm" svg:x="18.237cm" svg:y="3.81cm">
          <text:p text:style-name="P1"><text:span text:style-name="T1">e16.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3" draw:layer="layout" svg:x1="6.896cm" svg:y1="5.783cm" svg:x2="6.896cm" svg:y2="8.255cm">
          <text:p/>
        </draw:line>
        <draw:line draw:style-name="gr6" draw:text-style-name="P3" draw:layer="layout" svg:x1="6.896cm" svg:y1="5.783cm" svg:x2="13.246cm" svg:y2="8.255cm">
          <text:p/>
        </draw:line>
        <draw:line draw:style-name="gr6" draw:text-style-name="P3" draw:layer="layout" svg:x1="13.246cm" svg:y1="5.783cm" svg:x2="6.896cm" svg:y2="8.289cm">
          <text:p/>
        </draw:line>
        <draw:line draw:style-name="gr6" draw:text-style-name="P3" draw:layer="layout" svg:x1="9.436cm" svg:y1="9.224cm" svg:x2="10.706cm" svg:y2="9.224cm">
          <text:p/>
        </draw:line>
        <draw:line draw:style-name="gr6" draw:text-style-name="P3" draw:layer="layout" svg:x1="13.246cm" svg:y1="5.783cm" svg:x2="13.246cm" svg:y2="8.289cm">
          <text:p/>
        </draw:line>
        <draw:custom-shape draw:name="矩形 1" draw:style-name="gr7" draw:text-style-name="P2" draw:layer="layout" svg:width="3.899cm" svg:height="1.939cm" svg:x="18.326cm" svg:y="8.255cm">
          <text:p text:style-name="P1"><text:span text:style-name="T1">e2.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3" draw:layer="layout" svg:x1="18.237cm" svg:y1="5.114cm" svg:x2="15.786cm" svg:y2="9.259cm">
          <text:p/>
        </draw:line>
        <draw:line draw:style-name="gr6" draw:text-style-name="P3" draw:layer="layout" svg:x1="18.326cm" svg:y1="9.259cm" svg:x2="15.786cm" svg:y2="9.259cm">
          <text:p/>
        </draw:line>
        <draw:custom-shape draw:name="矩形 2" draw:style-name="gr8" draw:text-style-name="P5" draw:layer="layout" svg:width="12.7cm" svg:height="8.255cm" svg:x="3.81cm" svg:y="2.54cm">
          <text:p text:style-name="P4"><text:span text:style-name="T2">nic</text:span><text:span text:style-name="T2">服务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" draw:style-name="gr9" draw:text-style-name="P5" draw:layer="layout" svg:width="5.715cm" svg:height="8.255cm" svg:x="17.145cm" svg:y="2.54cm">
          <text:p text:style-name="P4"><text:span text:style-name="T2">教学区静态</text:span><text:span text:style-name="T2">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21.825cm" svg:height="13.021cm" svg:x="0.661cm" svg:y="2.639cm" draw:page-number="1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矩形 10" draw:style-name="gr11" draw:text-style-name="P5" draw:layer="layout" svg:width="10.933cm" svg:height="6.559cm" svg:x="1.905cm" svg:y="5.822cm">
          <text:p text:style-name="P4"><text:span text:style-name="T2">Wireguard Mesh</text:span><text:span text:style-name="T3">组网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9" draw:style-name="gr12" draw:text-style-name="P7" xml:id="id1" draw:id="id1" draw:layer="layout" svg:width="4.897cm" svg:height="1.939cm" svg:x="18.2cm" svg:y="9.759cm">
          <text:p text:style-name="P1"><text:span text:style-name="T1">ANA</text:span><text:span text:style-name="T4">成员（</text:span><text:span text:style-name="T4">ivpnc</text:span><text:span text:style-name="T4">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0" draw:style-name="gr13" draw:text-style-name="P2" xml:id="id2" draw:id="id2" draw:layer="layout" svg:width="4.893cm" svg:height="1.939cm" svg:x="7.62cm" svg:y="9.759cm">
          <text:p text:style-name="P1"><text:span text:style-name="T1">nic5.ana</text:span></text:p>
          <text:p text:style-name="P1"><text:span text:style-name="T1">(ivpn-serv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14" draw:text-style-name="P5" draw:layer="layout" svg:width="2.02cm" svg:height="1.011cm" svg:x="15.018cm" svg:y="9.943cm">
          <text:p text:style-name="P4"><text:span text:style-name="T2">i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1" draw:style-name="gr15" draw:text-style-name="P2" xml:id="id5" draw:id="id5" draw:layer="layout" svg:width="4.893cm" svg:height="1.939cm" svg:x="7.62cm" svg:y="6.916cm">
          <text:p text:style-name="P1"><text:span text:style-name="T1">m1.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2" draw:style-name="gr16" draw:text-style-name="P2" draw:layer="layout" svg:width="4.445cm" svg:height="1.939cm" svg:x="2.54cm" svg:y="6.916cm">
          <text:p text:style-name="P1"><text:span text:style-name="T1">nic1.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3" draw:style-name="gr17" draw:text-style-name="P2" xml:id="id3" draw:id="id3" draw:layer="layout" svg:width="3.899cm" svg:height="1.939cm" svg:x="18.699cm" svg:y="6.916cm">
          <text:p text:style-name="P1"><text:span text:style-name="T1">xjtuan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直接箭头连接符 9" draw:style-name="gr18" draw:text-style-name="P8" draw:layer="layout" draw:type="line" svg:x1="18.2cm" svg:y1="10.728cm" svg:x2="12.513cm" svg:y2="10.728cm" draw:start-shape="id1" draw:start-glue-point="3" draw:end-shape="id2" draw:end-glue-point="1" svg:d="M18200 10728h-5687" svg:viewBox="0 0 5688 1">
          <text:p/>
        </draw:connector>
        <draw:connector draw:name="直接箭头连接符 10" draw:style-name="gr18" draw:text-style-name="P8" draw:layer="layout" draw:type="line" svg:x1="20.648cm" svg:y1="9.759cm" svg:x2="20.648cm" svg:y2="8.855cm" draw:start-shape="id1" draw:start-glue-point="0" draw:end-shape="id3" draw:end-glue-point="2" svg:d="M20648 9759v-904" svg:viewBox="0 0 1 905">
          <text:p/>
        </draw:connector>
        <draw:custom-shape draw:name="文本框 10" draw:style-name="gr19" draw:text-style-name="P5" draw:layer="layout" svg:width="2.097cm" svg:height="1.011cm" svg:x="20.825cm" svg:y="8.859cm">
          <text:p text:style-name="P4"><text:span text:style-name="T2">i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直接箭头连接符 11" draw:style-name="gr18" draw:text-style-name="P8" draw:layer="layout" draw:type="line" svg:x1="19.994cm" svg:y1="7.885cm" svg:x2="12.513cm" svg:y2="7.888cm" svg:d="M19994 7885l-7481 3" svg:viewBox="0 0 7482 4">
          <text:p/>
        </draw:connector>
        <draw:custom-shape draw:name="矩形 24" draw:style-name="gr20" draw:text-style-name="P2" draw:layer="layout" svg:width="4.445cm" svg:height="1.939cm" svg:x="2.54cm" svg:y="9.759cm">
          <text:p text:style-name="P1"><text:span text:style-name="T1">m2.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5" draw:style-name="gr21" draw:text-style-name="P2" xml:id="id4" draw:id="id4" draw:layer="layout" svg:width="3.899cm" svg:height="1.939cm" svg:x="18.699cm" svg:y="3.675cm">
          <text:p text:style-name="P1"><text:span text:style-name="T1">xjtuana.c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直接箭头连接符 12" draw:style-name="gr18" draw:text-style-name="P8" draw:layer="layout" draw:type="line" svg:x1="18.699cm" svg:y1="4.644cm" svg:x2="12.513cm" svg:y2="7.885cm" draw:start-shape="id4" draw:start-glue-point="3" draw:end-shape="id5" draw:end-glue-point="1" svg:d="M18699 4644l-6186 3241" svg:viewBox="0 0 6187 3242">
          <text:p/>
        </draw:connector>
        <draw:custom-shape draw:name="文本框 11" draw:style-name="gr22" draw:text-style-name="P5" draw:layer="layout" svg:width="2.125cm" svg:height="1.011cm" svg:x="14.859cm" svg:y="5.25cm">
          <text:p text:style-name="P4"><text:span text:style-name="T2">htt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23" draw:text-style-name="P5" draw:layer="layout" svg:width="2.125cm" svg:height="1.011cm" svg:x="14.679cm" svg:y="6.961cm">
          <text:p text:style-name="P4"><text:span text:style-name="T2">htt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6" draw:style-name="gr24" draw:text-style-name="P2" draw:layer="layout" svg:width="3.899cm" svg:height="1.939cm" svg:x="18.699cm" svg:y="12.538cm">
          <text:p text:style-name="P1"><text:span text:style-name="T1">E16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21.825cm" svg:height="13.021cm" svg:x="0.661cm" svg:y="2.639cm" draw:page-number="2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/>
    <style:font-face style:name="等线 Light" svg:font-family="'等线 Light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04:53:07.560497456</meta:creation-date>
    <dc:date>2023-09-03T06:03:17.788289832</dc:date>
    <meta:editing-duration>PT1H10M3S</meta:editing-duration>
    <meta:editing-cycles>18</meta:editing-cycles>
    <meta:generator>LibreOffice/7.6.0.3$Linux_X86_64 LibreOffice_project/60$Build-3</meta:generator>
    <meta:document-statistic meta:object-count="54"/>
  </office:meta>
</office:document-meta>
</file>